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9000001BF840A0721.png" manifest:media-type="image/png"/>
  <manifest:file-entry manifest:full-path="Pictures/10000000000002AE000001A1A2250A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text-properties style:font-name="Times New Roman" fo:font-size="16pt" fo:font-weight="bold" style:font-name-asian="Times New Roman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Times New Roman" fo:font-size="16pt" style:font-name-asian="Times New Roman" style:font-size-asian="16pt" style:font-size-complex="16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><text:tab/><text:tab/><text:tab/><text:tab/><text:span text:style-name="T2">Tiny4412 Hardware</text:span></text:p>
      <text:p text:style-name="P4"/>
      <text:p text:style-name="P4">1 ) </text:p>
      <text:p text:style-name="Standard"/>
      <text:p text:style-name="Standard"/>
      <text:p text:style-name="Standard"><draw:frame draw:style-name="fr1" draw:name="graphics1" text:anchor-type="paragraph" svg:x="0.1307in" svg:y="0.0146in" svg:width="6.9252in" svg:height="4.2457in" draw:z-index="0"><draw:image xlink:href="Pictures/10000000000002D9000001BF840A07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2 ) Boot Select </text:p>
      <text:p text:style-name="Standard"><draw:frame draw:style-name="fr1" draw:name="graphics2" text:anchor-type="paragraph" svg:x="-0.0307in" svg:y="0.4299in" svg:width="6.5953in" svg:height="3.8362in" draw:z-index="1"><draw:image xlink:href="Pictures/10000000000002AE000001A1A2250A4A.png" xlink:type="simple" xlink:show="embed" xlink:actuate="onLoad"/></draw:frame></text:p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sh </meta:initial-creator>
    <meta:creation-date>2015-10-20T13:35:01</meta:creation-date>
    <dc:date>2015-11-19T16:15:01</dc:date>
    <dc:creator>slash </dc:creator>
    <meta:editing-duration>PT46M33S</meta:editing-duration>
    <meta:editing-cycles>43</meta:editing-cycles>
    <meta:generator>LibreOffice/3.5$Linux_X86_64 LibreOffice_project/350m1$Build-2</meta:generator>
    <meta:document-statistic meta:table-count="0" meta:image-count="2" meta:object-count="0" meta:page-count="2" meta:paragraph-count="3" meta:word-count="8" meta:character-count="41" meta:non-whitespace-character-count="30"/>
  </office:meta>
</office:document-meta>
</file>